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4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2.15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2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1.0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1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18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1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2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5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6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29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3" style:family="graphic" style:parent-style-name="standard">
      <style:graphic-properties draw:fill-color="#bf819e" draw:textarea-horizontal-align="justify" draw:textarea-vertical-align="middle" draw:auto-grow-height="false" fo:min-height="1cm" fo:min-width="2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35" style:family="graphic" style:parent-style-name="standard">
      <style:graphic-properties draw:fill-color="#ffd7d7" draw:textarea-horizontal-align="justify" draw:textarea-vertical-align="middle" draw:auto-grow-height="false" fo:min-height="1.65cm" fo:min-width="1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9cm"/>
      <style:paragraph-properties style:writing-mode="lr-tb"/>
    </style:style>
    <style:style style:name="gr37" style:family="graphic" style:parent-style-name="standard">
      <style:graphic-properties draw:fill-color="#bf819e" draw:textarea-horizontal-align="justify" draw:textarea-vertical-align="middle" draw:auto-grow-height="false" fo:min-height="1cm" fo:min-width="3.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39" style:family="graphic" style:parent-style-name="standard">
      <style:graphic-properties draw:fill-color="#ff972f" draw:textarea-horizontal-align="justify" draw:textarea-vertical-align="middle" draw:auto-grow-height="false" fo:min-height="3.863cm" fo:min-width="0cm"/>
    </style:style>
    <style:style style:name="gr40" style:family="graphic" style:parent-style-name="standard">
      <style:graphic-properties draw:fill-color="#bf819e" draw:textarea-horizontal-align="justify" draw:textarea-vertical-align="middle" draw:auto-grow-height="false" fo:min-height="1cm" fo:min-width="1.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7cm"/>
      <style:paragraph-properties style:writing-mode="lr-tb"/>
    </style:style>
    <style:style style:name="gr42" style:family="graphic" style:parent-style-name="standard">
      <style:graphic-properties draw:fill-color="#bf819e" draw:textarea-horizontal-align="justify" draw:textarea-vertical-align="middle" draw:auto-grow-height="false" fo:min-height="1cm" fo:min-width="4.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d7d7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.5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1.7cm" svg:x="1.2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2.4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2.5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1.5cm" svg:x="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4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6.7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9.2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1.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6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16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4.376cm" svg:height="0.569cm" svg:x="1.25cm" svg:y="14.1cm">
          <draw:text-box>
            <text:p><text:span text:style-name="T1">SAE J1939:21 Transport Layer</text:span></text:p>
          </draw:text-box>
        </draw:frame>
        <draw:frame draw:style-name="gr10" draw:text-style-name="P7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1" draw:text-style-name="P8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9cm" svg:height="1.25cm" svg:x="5.1cm" svg:y="14.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9cm" svg:height="1.25cm" svg:x="7.75cm" svg:y="14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1.25cm" svg:x="14.5cm" svg:y="14.8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6.15cm" svg:height="0.569cm" svg:x="7.65cm" svg:y="15.2cm">
          <draw:text-box>
            <text:p><text:span text:style-name="T1">Transport Protocol Connection Management</text:span></text:p>
          </draw:text-box>
        </draw:frame>
        <draw:frame draw:style-name="gr16" draw:text-style-name="P10" draw:layer="layout" svg:width="4.875cm" svg:height="1.205cm" svg:x="14.45cm" svg:y="15.181cm">
          <draw:text-box>
            <text:p text:style-name="P9"><text:span text:style-name="T1">Transport Protocol Data Transfer</text:span></text:p>
          </draw:text-box>
        </draw:frame>
        <draw:frame draw:style-name="gr17" draw:text-style-name="P7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18" draw:text-style-name="P8" draw:layer="layout" svg:width="2.75cm" svg:height="1.25cm" svg:x="1.6cm" svg:y="14.8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818cm" svg:height="0.569cm" svg:x="1.582cm" svg:y="15.182cm">
          <draw:text-box>
            <text:p><text:span text:style-name="T1">Acknowledgement</text:span></text:p>
          </draw:text-box>
        </draw:frame>
        <draw:frame draw:style-name="gr20" draw:text-style-name="P7" draw:layer="layout" svg:width="1.556cm" svg:height="0.569cm" svg:x="5.25cm" svg:y="15.182cm">
          <draw:text-box>
            <text:p><text:span text:style-name="T1">Request</text:span></text:p>
          </draw:text-box>
        </draw:frame>
        <draw:custom-shape draw:style-name="gr21" draw:text-style-name="P8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2" draw:text-style-name="P8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4" draw:text-style-name="P7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5" draw:text-style-name="P8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6" draw:text-style-name="P8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5" draw:text-style-name="P8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28" draw:text-style-name="P7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29" draw:text-style-name="P8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29" draw:text-style-name="P8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5" draw:text-style-name="P7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0" draw:text-style-name="P7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0" draw:text-style-name="P7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0" draw:text-style-name="P7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5" draw:text-style-name="P8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5" draw:text-style-name="P8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5" draw:text-style-name="P8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1" draw:text-style-name="P7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2" draw:text-style-name="P7" draw:layer="measurelines" svg:width="2.695cm" svg:height="0.569cm" svg:x="1.193cm" svg:y="6.901cm">
          <draw:text-box>
            <text:p><text:span text:style-name="T1">Open SAE J1939</text:span></text:p>
          </draw:text-box>
        </draw:frame>
        <draw:custom-shape draw:style-name="gr33" draw:text-style-name="P8" draw:layer="measurelines" svg:width="3cm" svg:height="1.25cm" svg:x="9.3cm" svg:y="7.15cm">
          <text:p/>
          <draw:enhanced-geometry svg:viewBox="0 0 21600 21600" draw:type="rectangle" draw:enhanced-path="M 0 0 L 21600 0 21600 21600 0 21600 0 0 Z N"/>
        </draw:custom-shape>
        <draw:frame draw:style-name="gr34" draw:text-style-name="P7" draw:layer="measurelines" svg:width="3.139cm" svg:height="0.569cm" svg:x="9.25cm" svg:y="7.483cm">
          <draw:text-box>
            <text:p><text:span text:style-name="T1">Listen For Messages</text:span></text:p>
          </draw:text-box>
        </draw:frame>
        <draw:custom-shape draw:style-name="gr35" draw:text-style-name="P11" draw:layer="measurelines" svg:width="18.5cm" svg:height="1.9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75cm" svg:height="1.5cm" svg:x="10.45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7" draw:layer="measurelines" svg:width="3.279cm" svg:height="0.569cm" svg:x="1.194cm" svg:y="3.502cm">
          <draw:text-box>
            <text:p><text:span text:style-name="T1">Your Application Code</text:span></text:p>
          </draw:text-box>
        </draw:frame>
        <draw:custom-shape draw:style-name="gr37" draw:text-style-name="P8" draw:layer="measurelines" svg:width="4cm" svg:height="1.25cm" svg:x="8.9cm" svg:y="3.85cm">
          <text:p/>
          <draw:enhanced-geometry svg:viewBox="0 0 21600 21600" draw:type="rectangle" draw:enhanced-path="M 0 0 L 21600 0 21600 21600 0 21600 0 0 Z N"/>
        </draw:custom-shape>
        <draw:frame draw:style-name="gr38" draw:text-style-name="P7" draw:layer="measurelines" svg:width="3.177cm" svg:height="0.569cm" svg:x="9.251cm" svg:y="4.184cm">
          <draw:text-box>
            <text:p><text:span text:style-name="T1">J1939 Typedef Struct</text:span></text:p>
          </draw:text-box>
        </draw:frame>
        <draw:custom-shape draw:style-name="gr39" draw:text-style-name="P6" draw:layer="layout" svg:width="0.449cm" svg:height="4.7cm" svg:x="3.551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" draw:layer="layout" svg:width="0.449cm" svg:height="4.7cm" svg:x="8.151cm" svg:y="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" draw:layer="layout" svg:width="0.449cm" svg:height="4.7cm" svg:x="12.851cm" svg:y="5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" draw:layer="layout" svg:width="0.449cm" svg:height="4.7cm" svg:x="17.651cm" svg:y="5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4.376cm" svg:height="0.569cm" svg:x="1.25cm" svg:y="18.101cm">
          <draw:text-box>
            <text:p><text:span text:style-name="T1">Hardware</text:span></text:p>
          </draw:text-box>
        </draw:frame>
        <draw:custom-shape draw:style-name="gr40" draw:text-style-name="P8" draw:layer="layout" svg:width="2.4cm" svg:height="1.25cm" svg:x="6.9cm" svg:y="18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.217cm" svg:height="0.569cm" svg:x="7.05cm" svg:y="19.082cm">
          <draw:text-box>
            <text:p><text:span text:style-name="T1">CAN Network</text:span></text:p>
          </draw:text-box>
        </draw:frame>
        <draw:custom-shape draw:style-name="gr42" draw:text-style-name="P8" draw:layer="layout" svg:width="4.7cm" svg:height="1.25cm" svg:x="12.3cm" svg:y="18.75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4.545cm" svg:height="0.569cm" svg:x="12.45cm" svg:y="19.082cm">
          <draw:text-box>
            <text:p><text:span text:style-name="T1">FLASH EEPROM RAM Memor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07-20T01:07:58.663000000</dc:date>
    <meta:editing-duration>PT11H29M58S</meta:editing-duration>
    <meta:editing-cycles>14</meta:editing-cycles>
    <meta:generator>LibreOffice/7.1.3.2$Windows_X86_64 LibreOffice_project/47f78053abe362b9384784d31a6e56f8511eb1c1</meta:generator>
    <meta:document-statistic meta:object-count="85"/>
  </office:meta>
</office:document-meta>
</file>